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2493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bh9lugjmb1w4"/>PIO - Financial Report <text:s/>20__</text:p>
      <text:p text:style-name="Standard">This report is for the game of Monopoly played between ______ and _____ this year.</text:p>
      <text:p text:style-name="Heading_20_2"><text:bookmark text:name="_sadp8kuem1m1"/>Team name: _________________</text:p>
      <text:p text:style-name="Heading_20_2"><text:bookmark text:name="_zeoumz76odsa"/>Team members:</text:p>
      <text:list xml:id="list3905589932" text:style-name="WWNum1">
        <text:list-item>
          <text:p text:style-name="P3">____________</text:p>
        </text:list-item>
        <text:list-item>
          <text:p text:style-name="P3">____________</text:p>
        </text:list-item>
        <text:list-item>
          <text:p text:style-name="P3">____________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1">Money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2">Income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2">Expenditure</text:p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table-cell table:style-name="Table1.A1" office:value-type="string">
            <text:p text:style-name="P2">Profit (Income - Expenditure)</text:p>
          </table:table-cell>
          <table:table-cell table:style-name="Table1.A1" office:value-type="string">
            <text:p text:style-name="P2"/>
          </table:table-cell>
        </table:table-row>
        <table:table-row table:style-name="Table1.5">
          <table:table-cell table:style-name="Table1.A1" office:value-type="string">
            <text:p text:style-name="P2">Tax (20%) of profit</text:p>
          </table:table-cell>
          <table:table-cell table:style-name="Table1.A1" office:value-type="string">
            <text:p text:style-name="P2"/>
          </table:table-cell>
        </table:table-row>
        <table:table-row table:style-name="Table1.6">
          <table:table-cell table:style-name="Table1.A1" office:value-type="string">
            <text:p text:style-name="P2">Total (Profit - Tax)</text:p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"><text:span text:style-name="T1">Properties</text:span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2">Property value</text:p>
          </table:table-cell>
          <table:table-cell table:style-name="Table2.A1" office:value-type="string">
            <text:p text:style-name="P2"/>
          </table:table-cell>
        </table:table-row>
        <table:table-row table:style-name="Table2.3">
          <table:table-cell table:style-name="Table2.A1" office:value-type="string">
            <text:p text:style-name="P2">Tax (10%) of property value</text:p>
          </table:table-cell>
          <table:table-cell table:style-name="Table2.A1" office:value-type="string">
            <text:p text:style-name="P2"/>
          </table:table-cell>
        </table:table-row>
        <table:table-row table:style-name="Table2.4">
          <table:table-cell table:style-name="Table2.A1" office:value-type="string">
            <text:p text:style-name="P2">Total (Property - Tax)</text:p>
          </table:table-cell>
          <table:table-cell table:style-name="Table2.A1" office:value-type="string">
            <text:p text:style-name="P2"/>
          </table:table-cell>
        </table:table-row>
      </table:table>
      <text:p text:style-name="Standard"/>
      <text:p text:style-name="Heading_20_2"><text:bookmark text:name="_i588frmrt5v4"/>Summary </text:p>
      <text:p text:style-name="Standard">Our team made a profit of $A after paying tax. We owned ___ properties worth $B after tax.</text:p>
      <text:p text:style-name="Standard"/>
      <text:p text:style-name="Standard">Our team has a total value of $ A + B</text:p>
      <text:p text:style-name="Standard"><text:soft-page-break/></text:p>
      <text:p text:style-name="Standard">_________________ <text:s/>banker for team ______________</text:p>
      <text:p text:style-name="Standard"/>
      <text:p text:style-name="Standard"><text:span text:style-name="T2">Signed ________________________<text:tab/><text:tab/><text:tab/>Date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" meta:paragraph-count="22" meta:word-count="96" meta:character-count="592" meta:non-whitespace-character-count="516"/>
    <meta:generator>LibreOfficeDev/6.0.5.2$Linux_X86_64 LibreOffice_project/</meta:generator>
  </office:meta>
</office:document-meta>
</file>